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10a53b" officeooo:paragraph-rsid="0010a53b"/>
    </style:style>
    <style:style style:name="P2" style:family="paragraph" style:parent-style-name="Standard">
      <style:text-properties officeooo:rsid="001116b6" officeooo:paragraph-rsid="001116b6"/>
    </style:style>
    <style:style style:name="P3" style:family="paragraph" style:parent-style-name="Standard">
      <style:text-properties officeooo:rsid="001116b6" officeooo:paragraph-rsid="0016bd86"/>
    </style:style>
    <style:style style:name="P4" style:family="paragraph" style:parent-style-name="Standard">
      <style:text-properties officeooo:rsid="0014897c" officeooo:paragraph-rsid="0014897c"/>
    </style:style>
    <style:style style:name="P5" style:family="paragraph" style:parent-style-name="Standard">
      <style:text-properties officeooo:rsid="0014897c" officeooo:paragraph-rsid="0016bd86"/>
    </style:style>
    <style:style style:name="P6" style:family="paragraph" style:parent-style-name="Standard">
      <style:text-properties officeooo:rsid="001525f4" officeooo:paragraph-rsid="001525f4"/>
    </style:style>
    <style:style style:name="P7" style:family="paragraph" style:parent-style-name="Standard">
      <style:text-properties officeooo:rsid="001525f4" officeooo:paragraph-rsid="0016bd86"/>
    </style:style>
    <style:style style:name="P8" style:family="paragraph" style:parent-style-name="Standard">
      <style:text-properties officeooo:rsid="001525f4" officeooo:paragraph-rsid="0019e555"/>
    </style:style>
    <style:style style:name="P9" style:family="paragraph" style:parent-style-name="Standard">
      <style:text-properties officeooo:rsid="0016bd86" officeooo:paragraph-rsid="0016bd86"/>
    </style:style>
    <style:style style:name="P10" style:family="paragraph" style:parent-style-name="Standard">
      <style:text-properties officeooo:rsid="001878a7" officeooo:paragraph-rsid="001878a7"/>
    </style:style>
    <style:style style:name="P11" style:family="paragraph" style:parent-style-name="Standard">
      <style:text-properties officeooo:rsid="0019e555" officeooo:paragraph-rsid="0019e555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officeooo:rsid="0012f932"/>
    </style:style>
    <style:style style:name="T3" style:family="text">
      <style:text-properties officeooo:rsid="0014897c"/>
    </style:style>
    <style:style style:name="T4" style:family="text">
      <style:text-properties officeooo:rsid="001525f4"/>
    </style:style>
    <style:style style:name="T5" style:family="text">
      <style:text-properties officeooo:rsid="0016bd86"/>
    </style:style>
    <style:style style:name="T6" style:family="text">
      <style:text-properties officeooo:rsid="0019e555"/>
    </style:style>
    <style:style style:name="T7" style:family="text">
      <style:text-properties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RBITROS (<text:span text:style-name="T1">Nº de colegiado</text:span>, Nº temporadas, Colegio arbitral, Nombre, Apellidos) siendo</text:p>
      <text:p text:style-name="P1"/>
      <text:p text:style-name="P2">Nº de colegiado es entero no nulo,</text:p>
      <text:p text:style-name="P2">Nº temporadas es entero no nulo,</text:p>
      <text:p text:style-name="P2">Colegio arbitral es cadena no nulo,</text:p>
      <text:p text:style-name="P2">Nombre es cadena no nulo,</text:p>
      <text:p text:style-name="P2">Apellidos es cadena no nulo,</text:p>
      <text:p text:style-name="P2"/>
      <text:p text:style-name="P2">PK (Nº de colegiado),</text:p>
      <text:p text:style-name="P2"/>
      <text:p text:style-name="P2"/>
      <text:p text:style-name="P2">PARTIDOS (<text:span text:style-name="T1">ID_Partidos</text:span>, Fecha, Jornada, Resultado) siendo</text:p>
      <text:p text:style-name="P2"/>
      <text:p text:style-name="P2">ID_Partidos es entero no nulo,</text:p>
      <text:p text:style-name="P2">Fecha es cadena no nulo,</text:p>
      <text:p text:style-name="P2">Jornada es entero no nulo,</text:p>
      <text:p text:style-name="P2">Resultado es entero no nulo,</text:p>
      <text:p text:style-name="P2"/>
      <text:p text:style-name="P2">PK (ID_Partidos),</text:p>
      <text:p text:style-name="P2"/>
      <text:p text:style-name="P2"/>
      <text:p text:style-name="P2">ARBITRADOS (<text:span text:style-name="T1">Nº de colegiado, ID_Partido</text:span>, función) siendo</text:p>
      <text:p text:style-name="P2"/>
      <text:p text:style-name="P2">Nº de colegiado es entero no nulo,</text:p>
      <text:p text:style-name="P2">ID_Partidos es entero no nulo,</text:p>
      <text:p text:style-name="P2">función es cadena no nulo,</text:p>
      <text:p text:style-name="P2"/>
      <text:p text:style-name="P2">PK (Nº de colegiado, ID_Partido),</text:p>
      <text:p text:style-name="P2">FK (Nº de colegiado/ARBITRO<text:span text:style-name="T2">S</text:span><text:span text:style-name="T3">(Nº de colegiado)</text:span>),</text:p>
      <text:p text:style-name="P4">FK (ID_Partidos/PARTIDOS(ID_Partidos)),</text:p>
      <text:p text:style-name="P4"/>
      <text:p text:style-name="P4">FUTBOLISTAS (<text:span text:style-name="T1">Nº de ficha</text:span>, Fecha de nacimiento, Peso, Estatura, Apellidos, Nombre) siendo</text:p>
      <text:p text:style-name="P4"/>
      <text:p text:style-name="P6">Nº de ficha es entero no nulo,</text:p>
      <text:p text:style-name="P6">Fecha de nacimiento es cadena no nulo,</text:p>
      <text:p text:style-name="P6">Peso es entero no nulo,</text:p>
      <text:p text:style-name="P6">Estatura es entero no nulo,</text:p>
      <text:p text:style-name="P6">Nombre es cadena no nulo,</text:p>
      <text:p text:style-name="P6">Apellidos es cadena no nulo,</text:p>
      <text:p text:style-name="P6"/>
      <text:p text:style-name="P6">PK (Nº de ficha),</text:p>
      <text:p text:style-name="P6"/>
      <text:p text:style-name="P6">DISPUTAN (<text:span text:style-name="T1">ID_Partido, Nº de ficha</text:span>, Tarjetas, Goles anotados/Recibidos, Minutos jugados)</text:p>
      <text:p text:style-name="P2"/>
      <text:p text:style-name="P3">ID_Partido es entero no nulo,</text:p>
      <text:p text:style-name="P7">Nº de ficha es entero no nulo,</text:p>
      <text:p text:style-name="P9">Tarjetas es entero no nulo,</text:p>
      <text:p text:style-name="P9">Goles anotados/recibidos es entero no nulo,</text:p>
      <text:p text:style-name="P9">Minutos jugados es entero no nulo,</text:p>
      <text:p text:style-name="P9"/>
      <text:p text:style-name="P9">PK (UD_Partido, Nº de ficha),</text:p>
      <text:p text:style-name="P5">FK (ID_Partidos/PARTIDOS(ID_Partidos)),</text:p>
      <text:p text:style-name="P9"><text:soft-page-break/>FK (Nº de <text:span text:style-name="T6">ficha</text:span>/FUTBOLISTAS(Nº de <text:span text:style-name="T6">ficha</text:span>)),</text:p>
      <text:p text:style-name="P9"/>
      <text:p text:style-name="P9"/>
      <text:p text:style-name="P9">EQUIPOS (<text:span text:style-name="T1">Nombre</text:span>, Año de fundación, Nombre de presidente, Numero de socios, Nombre de estadio) siendo</text:p>
      <text:p text:style-name="P9"/>
      <text:p text:style-name="P9"/>
      <text:p text:style-name="P9">Nombre es cadena no nulo,</text:p>
      <text:p text:style-name="P9">Año de fundación es entero no nulo,</text:p>
      <text:p text:style-name="P9">Nombre de presidente es cadena no nulo,</text:p>
      <text:p text:style-name="P9">Num de socios es entero no nulo,</text:p>
      <text:p text:style-name="P9">Nombre de estadios es cadena no nulo,</text:p>
      <text:p text:style-name="P9"/>
      <text:p text:style-name="P9">PK (Nombre),</text:p>
      <text:p text:style-name="P9"/>
      <text:p text:style-name="P9"/>
      <text:p text:style-name="P10">PERTENECE (<text:span text:style-name="T1">Nº de ficha,Nombre</text:span>,Clausula de resincion, Ficha anual, Duración, Fecha de comienzo) siendo</text:p>
      <text:p text:style-name="P10"/>
      <text:p text:style-name="P8">Nº de ficha es entero no nulo,</text:p>
      <text:p text:style-name="P11">Nombre es cadena no nulo,</text:p>
      <text:p text:style-name="P11">Clausula de resincion es entero no nulo,</text:p>
      <text:p text:style-name="P11">Ficha anual es cadena no nulo,</text:p>
      <text:p text:style-name="P11">Duración es cadena no nulo,</text:p>
      <text:p text:style-name="P11">Fecha de comienzo es cadena no nulo,</text:p>
      <text:p text:style-name="P11"/>
      <text:p text:style-name="P11"><text:span text:style-name="T4">PK (Nº de ficha, </text:span>Nombre<text:span text:style-name="T4">),</text:span></text:p>
      <text:p text:style-name="P11">FK (<text:span text:style-name="T5">Nº de </text:span>ficha<text:span text:style-name="T5">/FUTBOLISTAS(Nº de </text:span>ficha<text:span text:style-name="T5">)</text:span>),</text:p>
      <text:p text:style-name="P11">FK (Nombre/EQUIPOS(Nombre)),</text:p>
      <text:p text:style-name="P11"/>
      <text:p text:style-name="P11"/>
      <text:p text:style-name="P11">JUEGAN (<text:span text:style-name="T1">Nombre,ID_Partido,localS_N</text:span>) siendo</text:p>
      <text:p text:style-name="P11"/>
      <text:p text:style-name="P11">Nombre es cadena no nulo,</text:p>
      <text:p text:style-name="P11">ID_Partido es entero no nulo,</text:p>
      <text:p text:style-name="P11">localS_N es cadena no nulo,</text:p>
      <text:p text:style-name="P11"/>
      <text:p text:style-name="P11">PK (<text:span text:style-name="T7">Nombre,ID_Partido,localS_N</text:span>),</text:p>
      <text:p text:style-name="P11">FK (Nombre/EQUIPOS(Nombre)),</text:p>
      <text:p text:style-name="P11">FK (ID_Partido/PARTIDOS(ID_Partido)),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17T08:42:50.506880730</meta:creation-date>
    <meta:generator>LibreOffice/7.0.4.2$Linux_X86_64 LibreOffice_project/00$Build-2</meta:generator>
    <dc:date>2021-11-17T09:28:14.983052660</dc:date>
    <meta:editing-duration>PT35M11S</meta:editing-duration>
    <meta:editing-cycles>7</meta:editing-cycles>
    <meta:document-statistic meta:table-count="0" meta:image-count="0" meta:object-count="0" meta:page-count="2" meta:paragraph-count="61" meta:word-count="348" meta:character-count="2226" meta:non-whitespace-character-count="1939"/>
  </office:meta>
</office:document-meta>
</file>